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, Menlo, Monaco, 'Lucida Console', 'Liberation Mono', 'DejaVu Sans Mono', 'Bitstream Vera Sans Mono', 'Courier New', monospace, sans-serif"/>
    <style:font-face style:name="OpenSymbol" svg:font-family="OpenSymbol"/>
    <style:font-face style:name="Tahoma1" svg:font-family="Tahoma"/>
    <style:font-face style:name="Verdana" svg:font-family="Verdana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333333" style:font-name="Times New Roman" fo:font-size="12pt" fo:letter-spacing="normal" fo:font-style="normal" fo:font-weight="normal"/>
    </style:style>
    <style:style style:name="P6" style:family="paragraph" style:parent-style-name="Standard">
      <style:paragraph-properties fo:text-align="start" style:justify-single-word="false"/>
      <style:text-properties style:font-name="Times New Roman"/>
    </style:style>
    <style:style style:name="P7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paragraph-properties style:text-autospace="none"/>
    </style:style>
    <style:style style:name="P10" style:family="paragraph" style:parent-style-name="Preformatted_20_Text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1" style:family="paragraph" style:parent-style-name="Preformatted_20_Text">
      <style:paragraph-properties fo:margin-left="0cm" fo:margin-right="0cm" fo:margin-top="0cm" fo:margin-bottom="0cm" fo:text-align="start" style:justify-single-word="false" fo:orphans="2" fo:widows="2" fo:text-indent="0cm" style:auto-text-indent="false" fo:background-color="#eff0f1" fo:padding="0cm" fo:border="none">
        <style:background-image/>
      </style:paragraph-properties>
    </style:style>
    <style:style style:name="P12" style:family="paragraph" style:parent-style-name="Preformatted_20_Text">
      <style:paragraph-properties fo:margin-top="0cm" fo:margin-bottom="0cm" fo:text-align="start" style:justify-single-word="false" fo:orphans="2" fo:widows="2" fo:background-color="#eff0f1" fo:padding="0cm" fo:border="none">
        <style:background-image/>
      </style:paragraph-properties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 style:list-style-name="L1">
      <style:paragraph-properties fo:text-align="start" style:justify-single-word="false"/>
    </style:style>
    <style:style style:name="P15" style:family="paragraph" style:parent-style-name="Standard" style:list-style-name="L2">
      <style:paragraph-properties fo:text-align="start" style:justify-single-word="false"/>
    </style:style>
    <style:style style:name="P16" style:family="paragraph" style:parent-style-name="Standard">
      <style:paragraph-properties fo:text-align="start" style:justify-single-word="false"/>
      <style:text-properties fo:color="#0000ff"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T1" style:family="text">
      <style:text-properties fo:color="#0000ff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2" style:family="text">
      <style:text-properties fo:color="#0000ff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3" style:family="text"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T4" style:family="text"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5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6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000000" style:font-name="Consolas" fo:font-size="9.5pt" style:text-underline-style="none" fo:font-weight="normal" style:font-name-asian="Consolas" style:font-size-asian="9.5pt" style:font-weight-asian="normal" style:font-name-complex="Consolas" style:font-size-complex="9.5pt" style:font-weight-complex="normal"/>
    </style:style>
    <style:style style:name="T8" style:family="text">
      <style:text-properties fo:color="#000000" style:font-name="Consolas" fo:font-size="9.5pt" style:text-underline-style="none" style:font-name-asian="Consolas" style:font-size-asian="9.5pt" style:font-name-complex="Consolas" style:font-size-complex="9.5pt"/>
    </style:style>
    <style:style style:name="T9" style:family="text">
      <style:text-properties fo:color="#000000" style:font-name="Consolas" style:text-underline-style="none" style:font-name-asian="Consolas" style:font-name-complex="Consolas"/>
    </style:style>
    <style:style style:name="T10" style:family="text">
      <style:text-properties fo:color="#000000" style:font-name="Consolas" style:font-name-asian="Consolas" style:font-name-complex="Consolas"/>
    </style:style>
    <style:style style:name="T11" style:family="text">
      <style:text-properties fo:color="#808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2" style:family="text">
      <style:text-properties fo:color="#808000" style:font-name="Courier New" fo:font-size="10pt" style:font-name-asian="Courier New" style:font-size-asian="10pt" style:font-name-complex="Courier New" style:font-size-complex="10pt"/>
    </style:style>
    <style:style style:name="T13" style:family="text">
      <style:text-properties fo:color="#ff00ff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4" style:family="text">
      <style:text-properties fo:color="#ff00ff" style:font-name="Courier New" fo:font-size="10pt" style:font-name-asian="Courier New" style:font-size-asian="10pt" style:font-name-complex="Courier New" style:font-size-complex="10pt"/>
    </style:style>
    <style:style style:name="T15" style:family="text">
      <style:text-properties fo:color="#8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16" style:family="text">
      <style:text-properties fo:font-variant="normal" fo:text-transform="none" fo:color="#00b1ac" style:font-name="Verdana" fo:font-size="12pt" fo:font-style="normal" style:font-size-asian="12pt" style:font-size-complex="12pt"/>
    </style:style>
    <style:style style:name="T17" style:family="text">
      <style:text-properties fo:font-variant="normal" fo:text-transform="none" fo:color="#000000" style:font-name="Verdana" fo:font-size="12pt" fo:font-style="normal" style:font-size-asian="12pt" style:font-size-complex="12pt"/>
    </style:style>
    <style:style style:name="T18" style:family="text">
      <style:text-properties fo:font-variant="normal" fo:text-transform="none" fo:color="#101094" style:font-name="inherit" fo:font-size="9.75pt" fo:letter-spacing="normal" fo:font-style="normal" fo:font-weight="normal" fo:background-color="#eff0f1"/>
    </style:style>
    <style:style style:name="T19" style:family="text">
      <style:text-properties fo:font-variant="normal" fo:text-transform="none" fo:color="#101094" style:font-name="inherit" fo:font-size="9.75pt" fo:letter-spacing="normal" fo:font-style="normal" fo:background-color="#eff0f1"/>
    </style:style>
    <style:style style:name="T20" style:family="text">
      <style:text-properties fo:font-variant="normal" fo:text-transform="none" fo:color="#303336" style:font-name="Consolas1" fo:font-size="9.75pt" fo:letter-spacing="normal" fo:font-style="normal" fo:font-weight="normal" fo:background-color="#eff0f1"/>
    </style:style>
    <style:style style:name="T21" style:family="text">
      <style:text-properties fo:font-variant="normal" fo:text-transform="none" fo:color="#303336" style:font-name="Consolas1" fo:font-size="9.75pt" fo:letter-spacing="normal" fo:font-style="normal" fo:background-color="#eff0f1"/>
    </style:style>
    <style:style style:name="T22" style:family="text">
      <style:text-properties fo:font-variant="normal" fo:text-transform="none" fo:color="#303336" style:font-name="inherit" fo:font-size="9.75pt" fo:letter-spacing="normal" fo:font-style="normal" fo:font-weight="normal" fo:background-color="#eff0f1"/>
    </style:style>
    <style:style style:name="T23" style:family="text">
      <style:text-properties fo:font-variant="normal" fo:text-transform="none" fo:color="#303336" style:font-name="inherit" fo:font-size="9.75pt" fo:letter-spacing="normal" fo:font-style="normal" fo:background-color="#eff0f1"/>
    </style:style>
    <style:style style:name="T24" style:family="text">
      <style:text-properties fo:font-variant="normal" fo:text-transform="none" fo:color="#303336" fo:letter-spacing="normal" fo:background-color="#eff0f1"/>
    </style:style>
    <style:style style:name="T25" style:family="text">
      <style:text-properties fo:font-variant="normal" fo:text-transform="none" fo:color="#7d2727" style:font-name="inherit" fo:font-size="9.75pt" fo:letter-spacing="normal" fo:font-style="normal" fo:font-weight="normal" fo:background-color="#eff0f1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28" style:family="text">
      <style:text-properties fo:color="#a31515" style:font-name="Consolas" fo:font-size="9.5pt" style:text-underline-style="none" fo:font-weight="normal" style:font-name-asian="Consolas" style:font-size-asian="9.5pt" style:font-weight-asian="normal" style:font-name-complex="Consolas" style:font-size-complex="9.5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ilenstein 1</text:p>
      <text:p text:style-name="P3"/>
      <text:p text:style-name="P3"/>
      <text:list xml:id="list7479504013422947409" text:style-name="L1">
        <text:list-item>
          <text:p text:style-name="P14">Die class card eignet sich perfekt für die aneinanderreihung von Bildern</text:p>
        </text:list-item>
        <text:list-item>
          <text:p text:style-name="P14">fieldset hat anfangs unergründlich nicht funktioniert</text:p>
        </text:list-item>
        <text:list-item>
          <text:p text:style-name="P14">manche html methoden wie fieldset sind besser als borders mit css zu erstellen</text:p>
        </text:list-item>
      </text:list>
      <text:p text:style-name="P1"/>
      <text:p text:style-name="P1"/>
      <text:p text:style-name="P4">Links 1.2</text:p>
      <text:list xml:id="list5354388254037759867" text:style-name="L2">
        <text:list-item>
          <text:p text:style-name="P15">7 weitere Detail.html seiten anlegen</text:p>
        </text:list-item>
        <text:list-item>
          <text:p text:style-name="P15">- diese mit dem jeweiligen Inhalt für die Gerichte füllen</text:p>
        </text:list-item>
      </text:list>
      <text:p text:style-name="P1"/>
      <text:p text:style-name="P4">Formular-Elemente 1.6</text:p>
      <text:p text:style-name="P1"/>
      <text:p text:style-name="P5">&lt;select name="Namen"&gt;</text:p>
      <text:p text:style-name="P5"><text:s/>&lt;optgroup label="Namen mit A"&gt;</text:p>
      <text:p text:style-name="P5"><text:s/><text:tab/>&lt;option label="Anna"&gt;Anna&lt;/option&gt; </text:p>
      <text:p text:style-name="P5"><text:s/><text:tab/>&lt;option label="Achim"&gt;Achim&lt;/option&gt; </text:p>
      <text:p text:style-name="P5"><text:s/><text:tab/>&lt;option label="August" disabled&gt;August&lt;/option&gt; </text:p>
      <text:p text:style-name="P5"><text:s/>&lt;/optgroup&gt; </text:p>
      <text:p text:style-name="P6">&lt;/select&gt;</text:p>
      <text:p text:style-name="P1"/>
      <text:p text:style-name="P1">&lt;option divider&gt;&lt;/option&gt;</text:p>
      <text:p text:style-name="P1"/>
      <text:p text:style-name="P2">Meilenstein 2</text:p>
      <text:p text:style-name="P7"/>
      <text:p text:style-name="P8"/>
      <text:p text:style-name="P8">1:1,1:N Relationen</text:p>
      <text:p text:style-name="P8"><text:span text:style-name="T1">FOREIGN</text:span><text:span text:style-name="T5"> </text:span><text:span text:style-name="T1">KEY</text:span><text:span text:style-name="T3">(</text:span><text:span text:style-name="T12">MahlzeitenID</text:span><text:span text:style-name="T3">)</text:span><text:span text:style-name="T5"> </text:span><text:span text:style-name="T1">REFERENCES</text:span><text:span text:style-name="T5"> </text:span><text:span text:style-name="T14">Mahlzeiten</text:span><text:span text:style-name="T3">(</text:span><text:span text:style-name="T12">ID</text:span><text:span text:style-name="T3">)</text:span></text:p>
      <text:p text:style-name="P16"/>
      <text:p text:style-name="P8">N:M Relationen als kreuztabelle</text:p>
      <text:p text:style-name="P8"><text:span text:style-name="T1">CREATE</text:span><text:span text:style-name="T5"> </text:span><text:span text:style-name="T1">TABLE</text:span><text:span text:style-name="T5"> </text:span><text:span text:style-name="T12">FHAngehörigeXFachbereiche</text:span><text:span text:style-name="T3">(</text:span></text:p>
      <text:p text:style-name="P9"><text:span text:style-name="T13">Fachbereiche</text:span><text:span text:style-name="T4"> </text:span><text:span text:style-name="T15">INT</text:span><text:span text:style-name="T4"> </text:span><text:span text:style-name="T15">UNSIGNED</text:span><text:span text:style-name="T2">,</text:span></text:p>
      <text:p text:style-name="P9"><text:span text:style-name="T11">FHAngehörige</text:span><text:span text:style-name="T4"> </text:span><text:span text:style-name="T15">INT</text:span><text:span text:style-name="T4"> </text:span><text:span text:style-name="T15">UNSIGNED</text:span><text:span text:style-name="T2">,</text:span></text:p>
      <text:p text:style-name="P9"><text:span text:style-name="T1">FOREIGN</text:span><text:span text:style-name="T4"> </text:span><text:span text:style-name="T1">KEY</text:span><text:span text:style-name="T4"> </text:span><text:span text:style-name="T2">(</text:span><text:span text:style-name="T13">Fachbereiche</text:span><text:span text:style-name="T2">)</text:span><text:span text:style-name="T4"> </text:span><text:span text:style-name="T1">REFERENCES</text:span><text:span text:style-name="T4"> </text:span><text:span text:style-name="T13">Fachbereiche</text:span><text:span text:style-name="T2">(</text:span><text:span text:style-name="T11">ID</text:span><text:span text:style-name="T2">),</text:span></text:p>
      <text:p text:style-name="P9"><text:span text:style-name="T4"><text:tab/></text:span><text:span text:style-name="T1">FOREIGN</text:span><text:span text:style-name="T4"> </text:span><text:span text:style-name="T1">KEY</text:span><text:span text:style-name="T4"> </text:span><text:span text:style-name="T2">(</text:span><text:span text:style-name="T11">FHAngehörige</text:span><text:span text:style-name="T2">)</text:span><text:span text:style-name="T4"> </text:span><text:span text:style-name="T1">REFERENCES</text:span><text:span text:style-name="T4"> </text:span><text:span text:style-name="T11">FHAngehörige</text:span><text:span text:style-name="T2">(</text:span><text:span text:style-name="T11">ID</text:span><text:span text:style-name="T2">)</text:span></text:p>
      <text:p text:style-name="P8"/>
      <text:p text:style-name="P8">Tabellen Constraint:</text:p>
      <text:p text:style-name="P8">-beziehen sich auf gesamte tabelle <text:s/>primary key spaltenset <text:s text:c="2"/>foreign key <text:s/>check auf spaltenwerte</text:p>
      <text:p text:style-name="P8">Spalten Constraint:</text:p>
      <text:p text:style-name="P8">-beziehen sich nur auf spalte <text:s/>not null primary key <text:s/>unique <text:s/>references <text:s/>check</text:p>
      <text:p text:style-name="P8">Welche Constraints dienen welchem Zweck?</text:p>
      <text:p text:style-name="P1"><text:span text:style-name="T26">-NOT NULL</text:span><text:span text:style-name="T16"><text:line-break/></text:span><text:span text:style-name="T17">Spaltenwert darf nicht NULL werden<text:line-break/>-Primary key</text:span><text:span text:style-name="T16"><text:line-break/></text:span><text:span text:style-name="T17">Spalte wird als Primärschlüssel verwendet (einzelnes Attribut)<text:line-break/>-unique</text:span><text:span text:style-name="T16"><text:line-break/></text:span><text:span text:style-name="T17">Spaltenwert muss eindeutig sein<text:line-break/>-references</text:span><text:span text:style-name="T16"><text:line-break/></text:span><text:span text:style-name="T17">Spalte wird als Fremdschlüssel verwendet<text:line-break/>-check</text:span><text:span text:style-name="T16"><text:line-break/></text:span><text:span text:style-name="T17">benutzerdefinierbare Bedingungen auf Spaltenwerte<text:line-break/></text:span></text:p>
      <text:p text:style-name="P8"><text:soft-page-break/></text:p>
      <text:p text:style-name="P8"/>
      <text:p text:style-name="P8"/>
      <text:p text:style-name="P8"/>
      <text:p text:style-name="P8">ENUM als CHECK Constraint</text:p>
      <text:p text:style-name="P1"><text:span text:style-name="T26">-</text:span><text:span text:style-name="Source_20_Text"><text:span text:style-name="T18">CREATE</text:span></text:span><text:span text:style-name="Source_20_Text"><text:span text:style-name="T20"> </text:span></text:span><text:span text:style-name="Source_20_Text"><text:span text:style-name="T22">TYPE valid_colors </text:span></text:span><text:span text:style-name="Source_20_Text"><text:span text:style-name="T18">AS</text:span></text:span><text:span text:style-name="Source_20_Text"><text:span text:style-name="T20"> </text:span></text:span><text:span text:style-name="Source_20_Text"><text:span text:style-name="T22">ENUM (</text:span></text:span><text:span text:style-name="Source_20_Text"><text:span text:style-name="T25">'red'</text:span></text:span><text:span text:style-name="Source_20_Text"><text:span text:style-name="T22">,</text:span></text:span><text:span text:style-name="Source_20_Text"><text:span text:style-name="T20"> </text:span></text:span><text:span text:style-name="Source_20_Text"><text:span text:style-name="T25">'green'</text:span></text:span><text:span text:style-name="Source_20_Text"><text:span text:style-name="T22">,</text:span></text:span><text:span text:style-name="Source_20_Text"><text:span text:style-name="T20"> </text:span></text:span><text:span text:style-name="Source_20_Text"><text:span text:style-name="T25">'blue'</text:span></text:span><text:span text:style-name="Source_20_Text"><text:span text:style-name="T22">);</text:span></text:span></text:p>
      <text:p text:style-name="P12"/>
      <text:p text:style-name="P11"><text:span text:style-name="Source_20_Text"><text:span text:style-name="T18">CREATE</text:span></text:span><text:span text:style-name="Source_20_Text"><text:span text:style-name="T20"> </text:span></text:span><text:span text:style-name="Source_20_Text"><text:span text:style-name="T18">TABLE</text:span></text:span><text:span text:style-name="Source_20_Text"><text:span text:style-name="T20"> </text:span></text:span><text:span text:style-name="Source_20_Text"><text:span text:style-name="T22">t (</text:span></text:span></text:p>
      <text:p text:style-name="P12"><text:span text:style-name="Source_20_Text"><text:span text:style-name="T24"><text:s text:c="4"/></text:span></text:span><text:span text:style-name="Source_20_Text"><text:span text:style-name="T22">color VALID_COLORS</text:span></text:span></text:p>
      <text:p text:style-name="P11"><text:span text:style-name="Source_20_Text"><text:span text:style-name="T22">);</text:span></text:span></text:p>
      <text:p text:style-name="P10"><text:span text:style-name="Source_20_Text"><text:span text:style-name="T19">CREATE</text:span></text:span><text:span text:style-name="Source_20_Text"><text:span text:style-name="T21"> </text:span></text:span><text:span text:style-name="Source_20_Text"><text:span text:style-name="T19">TABLE</text:span></text:span><text:span text:style-name="Source_20_Text"><text:span text:style-name="T21"> </text:span></text:span><text:span text:style-name="Source_20_Text"><text:span text:style-name="T23">t (</text:span></text:span></text:p>
      <text:p text:style-name="P11"><text:span text:style-name="Source_20_Text"><text:span text:style-name="T24"><text:s text:c="4"/></text:span></text:span><text:span text:style-name="Source_20_Text"><text:span text:style-name="T22">colors TEXT </text:span></text:span><text:span text:style-name="Source_20_Text"><text:span text:style-name="T18">CHECK</text:span></text:span><text:span text:style-name="Source_20_Text"><text:span text:style-name="T20"> </text:span></text:span><text:span text:style-name="Source_20_Text"><text:span text:style-name="T22">(colors </text:span></text:span><text:span text:style-name="Source_20_Text"><text:span text:style-name="T18">IN</text:span></text:span><text:span text:style-name="Source_20_Text"><text:span text:style-name="T20"> </text:span></text:span><text:span text:style-name="Source_20_Text"><text:span text:style-name="T22">(</text:span></text:span><text:span text:style-name="Source_20_Text"><text:span text:style-name="T25">'red'</text:span></text:span><text:span text:style-name="Source_20_Text"><text:span text:style-name="T22">,</text:span></text:span><text:span text:style-name="Source_20_Text"><text:span text:style-name="T20"> </text:span></text:span><text:span text:style-name="Source_20_Text"><text:span text:style-name="T25">'green'</text:span></text:span><text:span text:style-name="Source_20_Text"><text:span text:style-name="T22">,</text:span></text:span><text:span text:style-name="Source_20_Text"><text:span text:style-name="T20"> </text:span></text:span><text:span text:style-name="Source_20_Text"><text:span text:style-name="T25">'blue'</text:span></text:span><text:span text:style-name="Source_20_Text"><text:span text:style-name="T22">))</text:span></text:span></text:p>
      <text:p text:style-name="P11"><text:span text:style-name="Source_20_Text"><text:span text:style-name="T22">);</text:span></text:span></text:p>
      <text:p text:style-name="P8"/>
      <text:p text:style-name="P8"/>
      <text:p text:style-name="P8"/>
      <text:p text:style-name="P8">-Das Semikolon am Ende einer Anweisung schließt einen Anweisungsblock.</text:p>
      <text:p text:style-name="P8"/>
      <text:p text:style-name="P8"/>
      <text:p text:style-name="P8">SQL Queries im SQL Client</text:p>
      <text:p text:style-name="P8">-Zutatenhelper</text:p>
      <text:p text:style-name="P8"><text:span text:style-name="T6">query = </text:span><text:span text:style-name="T27">"SELECT * FROM Zutaten ORDER BY Bio DESC , Name ASC;"</text:span><text:span text:style-name="T6">;</text:span></text:p>
      <text:p text:style-name="P8"/>
      <text:p text:style-name="P8">Produktehelper</text:p>
      <text:p text:style-name="P8"><text:span text:style-name="T6">query = </text:span><text:span text:style-name="T27">"SELECT * FROM Mahlzeiten mahl join MahlzeitenXBilder mxb on mahl.ID = mxb.Mahlzeiten join Bilder bild on bild.ID = mxb.Bilder LIMIT 8;"</text:span><text:span text:style-name="T6">;</text:span></text:p>
      <text:p text:style-name="P1"><text:span text:style-name="T7">query = </text:span><text:span text:style-name="T28">"SELECT * FROM Mahlzeiten mahl join MahlzeitenXBilder mxb on mahl.ID = mxb.Mahlzeiten join Bilder bild on bild.ID = mxb.Bilder join Kategorien kat on mahl.Kategorie = kat.ID WHERE kat.Bezeichnung ='"</text:span><text:span text:style-name="T7"> + urlbez + </text:span><text:span text:style-name="T28">"' LIMIT 8;"</text:span><text:span text:style-name="T7">;</text:span></text:p>
      <text:p text:style-name="P1"><text:span text:style-name="T7">querykat = </text:span><text:span text:style-name="T28">"SELECT * FROM Kategorien"</text:span><text:span text:style-name="T7">;</text:span></text:p>
      <text:p text:style-name="P8"/>
      <text:p text:style-name="P8">Detailhelper</text:p>
      <text:p text:style-name="P1"><text:span text:style-name="T7">query = </text:span><text:span text:style-name="T28">"SELECT * FROM Mahlzeiten mahl JOIN MahlzeitenXBilder mxb ON mahl.ID = mxb.Mahlzeiten JOIN Bilder bild ON bild.ID = mxb.Bilder JOIN preise preis ON preis.MahlzeitenID = mahl.ID WHERE mahl.ID = "</text:span><text:span text:style-name="T7"> + id + </text:span><text:span text:style-name="T28">";"</text:span><text:span text:style-name="T7">;</text:span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7"><text:span text:style-name="T10">Meilenstein 3</text:span></text:p>
      <text:p text:style-name="P17"><text:span text:style-name="T10"/></text:p>
      <text:p text:style-name="P18"><text:span text:style-name="T10">TODO: warum die HTTP art gewählt wurde? (aufgabe 4.1)</text:span></text:p>
      <text:p text:style-name="P18"><text:span text:style-name="T10"/></text:p>
      <text:p text:style-name="P18"><text:span text:style-name="T10"/></text:p>
      <text:p text:style-name="P18"><text:span text:style-name="T10">Beschreiben Sie im Dossier, …</text:span></text:p>
      <text:p text:style-name="P18"><text:span text:style-name="T10">… weshalb Sie plötzlich einen Cookie gesetzt bekommen nachdem Sie Werte</text:span></text:p>
      <text:p text:style-name="P18"><text:span text:style-name="T10">in die Session schreiben. Lassen Sie sich den Cookie einmal anzeigen im</text:span></text:p>
      <text:p text:style-name="P18"><text:span text:style-name="T10">Browser (Entwickler-Tools).</text:span></text:p>
      <text:p text:style-name="P18"><text:span text:style-name="T10">Erklären Sie die Situation auf Serverseite, wenn Sie den Cookie löschen und</text:span></text:p>
      <text:p text:style-name="P18"><text:span text:style-name="T10">einen weiteren Request absenden.</text:span></text:p>
      <text:p text:style-name="P18"><text:span text:style-name="T10">Recherchieren Sie, wie eine Anmeldung auch ohne Verwendung von Cookies</text:span></text:p>
      <text:p text:style-name="P18"><text:span text:style-name="T10">realisiert werden könnte.</text:span></text:p>
      <text:p text:style-name="P18"><text:span text:style-name="T10">Notieren Sie, wie die Stored Procedure aussieht, die Ihnen den korrekten</text:span></text:p>
      <text:p text:style-name="P18"><text:span text:style-name="T10">Preis zu einer genannten Nutzer-Nummer und einer Mahlzeiten-ID zurückgibt.</text:span></text:p>
      <text:p text:style-name="P18"><text:span text:style-name="T10">(oder verwenden Sie sie direkt in der Anwendung)</text:span></text:p>
      <text:p text:style-name="P18"><text:span text:style-name="T10">Beschreiben Sie, was die Information sha1:64000:18 zu Beginn eines HashStrings</text:span></text:p>
      <text:p text:style-name="P18"><text:soft-page-break/><text:span text:style-name="T10">(siehe nächste Folie) transportiert und wie diese Angaben sich auf Salt</text:span></text:p>
      <text:p text:style-name="P18"><text:span text:style-name="T10">und Hash auswirke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, Menlo, Monaco, 'Lucida Console', 'Liberation Mono', 'DejaVu Sans Mono', 'Bitstream Vera Sans Mono', 'Courier New', monospace, sans-serif"/>
    <style:font-face style:name="OpenSymbol" svg:font-family="OpenSymbol"/>
    <style:font-face style:name="Tahoma1" svg:font-family="Tahoma"/>
    <style:font-face style:name="Verdana" svg:font-family="Verdana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15M14S</meta:editing-duration>
    <meta:editing-cycles>7</meta:editing-cycles>
    <meta:generator>OpenOffice/4.1.2$Win32 OpenOffice.org_project/412m3$Build-9782</meta:generator>
    <dc:date>2018-12-08T13:50:16.63</dc:date>
    <dc:creator>ad da</dc:creator>
    <meta:document-statistic meta:table-count="0" meta:image-count="0" meta:object-count="0" meta:page-count="3" meta:paragraph-count="65" meta:word-count="456" meta:character-count="3262"/>
    <meta:user-defined meta:name="Info 1"/>
    <meta:user-defined meta:name="Info 2"/>
    <meta:user-defined meta:name="Info 3"/>
    <meta:user-defined meta:name="Info 4"/>
  </office:meta>
</office:document-meta>
</file>